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77d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32c561" officeooo:paragraph-rsid="001a4ec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32c561" officeooo:paragraph-rsid="001c04d2" style:font-weight-asian="bold" style:font-weight-complex="bold"/>
    </style:style>
    <style:style style:name="P4" style:family="paragraph" style:parent-style-name="Standard">
      <style:text-properties fo:font-size="15pt" style:text-underline-style="none" fo:font-weight="bold" officeooo:rsid="0032c561" officeooo:paragraph-rsid="001c04d2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none" fo:font-weight="bold" officeooo:rsid="0032c561" officeooo:paragraph-rsid="001ecb3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officeooo:paragraph-rsid="001ecb33" style:font-size-asian="15pt" style:font-size-complex="15pt"/>
    </style:style>
    <style:style style:name="P7" style:family="paragraph" style:parent-style-name="Standard">
      <style:text-properties fo:font-size="15pt" officeooo:paragraph-rsid="00201645" style:font-size-asian="15pt" style:font-size-complex="15pt"/>
    </style:style>
    <style:style style:name="P8" style:family="paragraph" style:parent-style-name="Table_20_Contents">
      <style:text-properties officeooo:rsid="00340599" officeooo:paragraph-rsid="001877de"/>
    </style:style>
    <style:style style:name="T1" style:family="text">
      <style:text-properties officeooo:rsid="001877de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cb33" style:font-weight-asian="normal" style:font-weight-complex="normal"/>
    </style:style>
    <style:style style:name="T6" style:family="text">
      <style:text-properties officeooo:rsid="001ecb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Name : Kumari Pooja</text:p>
          </table:table-cell>
          <table:table-cell table:style-name="Table1.B1" office:value-type="string">
            <text:p text:style-name="P8">Date : 03/12/2018</text:p>
          </table:table-cell>
        </table:table-row>
        <table:table-row>
          <table:table-cell table:style-name="Table1.A2" office:value-type="string">
            <text:p text:style-name="P8">Assignment on <text:span text:style-name="T1">Hello </text:span>:1</text:p>
          </table:table-cell>
          <table:table-cell table:style-name="Table1.B2" office:value-type="string">
            <text:p text:style-name="P8">USN No. : 01FM17MCA405</text:p>
          </table:table-cell>
        </table:table-row>
      </table:table>
      <text:p text:style-name="P1"/>
      <text:p text:style-name="P2">The links used to execute:</text:p>
      <text:p text:style-name="P3"><text:a xlink:type="simple" xlink:href="https://www.techinfected.net/2016/10/hello-world-html-page-in-django-ubuntu-linux-mint.html" text:style-name="Internet_20_link" text:visited-style-name="Visited_20_Internet_20_Link"><text:span text:style-name="T3">https://www.techinfected.net/2016/10/hello-world-html-page-in-django-ubuntu-linux-mint.html</text:span></text:a></text:p>
      <text:p text:style-name="P3"><text:span text:style-name="T3"/></text:p>
      <text:p text:style-name="P4"><text:span text:style-name="T4">hdadmin@</text:span><text:span text:style-name="T5">mca</text:span><text:span text:style-name="T4">405$ ls</text:span></text:p>
      <text:p text:style-name="P4"><text:span text:style-name="T4"><text:s/>cassandra <text:s text:c="6"/>mongo <text:s text:c="15"/>'pig stud hdfs cmds.odt' <text:s text:c="2"/>wc</text:span></text:p>
      <text:p text:style-name="P4"><text:span text:style-name="T4"><text:s/>derby.log <text:s text:c="6"/>mongoStud.odt <text:s text:c="8"/>sales <text:s text:c="20"/>WCOUTPUT.odt</text:span></text:p>
      <text:p text:style-name="P4"><text:span text:style-name="T4"><text:s/>hive <text:s text:c="11"/>mysite <text:s text:c="15"/>svs</text:span></text:p>
      <text:p text:style-name="P4"><text:span text:style-name="T4">'hive lab.odt' <text:s text:c="2"/>pig <text:s text:c="18"/>temper</text:span></text:p>
      <text:p text:style-name="P4"><text:span text:style-name="T4"><text:s/>labs <text:s text:c="10"/>'pig local cmds.odt' <text:s text:c="2"/>temprature</text:span></text:p>
      <text:p text:style-name="P4"><text:span text:style-name="T4">hdadmin@mca405$ django-admin startproject mywebpage</text:span></text:p>
      <text:p text:style-name="P4"><text:span text:style-name="T4">hdadmin@mca405$ ls</text:span></text:p>
      <text:p text:style-name="P4"><text:span text:style-name="T4"><text:s/>cassandra <text:s text:c="6"/>mongo <text:s text:c="9"/>'pig local cmds.odt' <text:s text:c="6"/>temprature</text:span></text:p>
      <text:p text:style-name="P4"><text:span text:style-name="T4"><text:s/>derby.log <text:s text:c="6"/>mongoStud.odt <text:s/>'pig stud hdfs cmds.odt' <text:s text:c="2"/>wc</text:span></text:p>
      <text:p text:style-name="P4"><text:span text:style-name="T4"><text:s/>hive <text:s text:c="11"/>mysite <text:s text:c="9"/>sales <text:s text:c="20"/>WCOUTPUT.odt</text:span></text:p>
      <text:p text:style-name="P4"><text:span text:style-name="T4">'hive lab.odt' <text:s text:c="2"/>mywebpage <text:s text:c="6"/>svs</text:span></text:p>
      <text:p text:style-name="P4"><text:span text:style-name="T4"><text:s/>labs <text:s text:c="11"/>pig <text:s text:c="12"/>temper</text:span></text:p>
      <text:p text:style-name="P4"><text:span text:style-name="T4">hdadmin@</text:span><text:span text:style-name="T5">mca</text:span><text:span text:style-name="T4">405$ mv mywebpage/ src</text:span></text:p>
      <text:p text:style-name="P4"><text:span text:style-name="T4">hdadmin@</text:span><text:span text:style-name="T5">mca</text:span><text:span text:style-name="T4">405$ cd src/</text:span></text:p>
      <text:p text:style-name="P4"><text:span text:style-name="T4">hdadmin</text:span><text:span text:style-name="T5">@mca</text:span><text:span text:style-name="T4">405/src$ ls</text:span></text:p>
      <text:p text:style-name="P4"><text:span text:style-name="T4">manage.py <text:s/>mywebpage</text:span></text:p>
      <text:p text:style-name="P4"><text:span text:style-name="T4">hdadmin</text:span><text:span text:style-name="T5">@mca</text:span><text:span text:style-name="T4">405/src$ cd mywebpage/</text:span></text:p>
      <text:p text:style-name="P4"><text:span text:style-name="T4">hdadmin@</text:span><text:span text:style-name="T5">mca</text:span><text:span text:style-name="T4">405/src/mywebpage$ ls</text:span></text:p>
      <text:p text:style-name="P4"><text:span text:style-name="T4">__init__.py <text:s/>settings.py <text:s/>urls.py <text:s/>wsgi.py</text:span></text:p>
      <text:p text:style-name="P4"><text:span text:style-name="T4">hdadmin@</text:span><text:span text:style-name="T5">mca</text:span><text:span text:style-name="T4">405/src/mywebpage$ cd ..</text:span></text:p>
      <text:p text:style-name="P4"><text:span text:style-name="T4">hdadmin@</text:span><text:span text:style-name="T5">mca</text:span><text:span text:style-name="T4">405/src$ python manage.py runserver</text:span></text:p>
      <text:p text:style-name="P4"><text:span text:style-name="T4">Performing system checks...</text:span></text:p>
      <text:p text:style-name="P6">System check identified no issues (0 silenced).</text:p>
      <text:p text:style-name="P6"/>
      <text:p text:style-name="P6">You have unapplied migrations; your app may not work properly until they are applied.</text:p>
      <text:p text:style-name="P6">Run 'python manage.py migrate' to apply them.</text:p>
      <text:p text:style-name="P6">December 04, 2018 - 04:35:22</text:p>
      <text:p text:style-name="P6">Django version 1.11.16, using settings 'mywebpage.settings'</text:p>
      <text:p text:style-name="P6">Starting development server at http://127.0.0.1:8000/</text:p>
      <text:p text:style-name="P6">Quit the server with CONTROL-C.</text:p>
      <text:p text:style-name="P6">^Chdadmin@<text:span text:style-name="T6">mca405/</text:span>src$ <text:s/>django-admin startapp helloworld</text:p>
      <text:p text:style-name="P6">hdadmin@mca405/src$ ls</text:p>
      <text:p text:style-name="P6"><text:soft-page-break/>db.sqlite3 <text:s/>helloworld <text:s/>manage.py <text:s/>mywebpage</text:p>
      <text:p text:style-name="P6">hdadmin@mc<text:span text:style-name="T6">a405</text:span>/src$ python manage.py runserver</text:p>
      <text:p text:style-name="P6">Performing system checks...</text:p>
      <text:p text:style-name="P6">System check identified no issues (0 silenced).</text:p>
      <text:p text:style-name="P7">You have unapplied migrations; your app may not work properly until they are applied.</text:p>
      <text:p text:style-name="P7">Run 'python manage.py migrate' to apply them.</text:p>
      <text:p text:style-name="P7">December 04, 2018 - 04:38:39</text:p>
      <text:p text:style-name="P7">Django version 1.11.16, using settings 'mywebpage.settings'</text:p>
      <text:p text:style-name="P7">Starting development server at http://127.0.0.1:8000/</text:p>
      <text:p text:style-name="P7">Quit the server with CONTROL-C.</text:p>
      <text:p text:style-name="P7"/>
      <text:p text:style-name="P5"><text:span text:style-name="T4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00:06.043216635</meta:creation-date>
    <dc:date>2018-12-04T10:15:33.561098827</dc:date>
    <meta:editing-duration>PT15M23S</meta:editing-duration>
    <meta:editing-cycles>8</meta:editing-cycles>
    <meta:generator>LibreOffice/6.0.3.2$Linux_X86_64 LibreOffice_project/00m0$Build-2</meta:generator>
    <meta:document-statistic meta:table-count="1" meta:image-count="0" meta:object-count="0" meta:page-count="2" meta:paragraph-count="48" meta:word-count="221" meta:character-count="2043" meta:non-whitespace-character-count="1638"/>
  </office:meta>
</office:document-meta>
</file>